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  <style:text-properties style:font-name="Arial" fo:font-size="10.5pt" officeooo:paragraph-rsid="001a571a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1a571a" style:font-size-asian="10.5pt" style:font-size-complex="10.5pt"/>
    </style:style>
    <style:style style:name="P3" style:family="paragraph" style:parent-style-name="UrbanBody">
      <style:text-properties style:font-name="Arial" fo:font-size="9pt" officeooo:paragraph-rsid="001a571a" style:font-size-asian="9pt" style:font-size-complex="9pt"/>
    </style:style>
    <style:style style:name="P4" style:family="paragraph" style:parent-style-name="UrbanTitle">
      <style:text-properties style:font-name="Arial" fo:font-size="14pt" officeooo:paragraph-rsid="001a571a" style:font-size-asian="14pt" style:font-size-complex="14pt"/>
    </style:style>
    <style:style style:name="P5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paragraph-rsid="001a571a" style:font-size-asian="10.5pt" style:font-style-asian="normal" style:font-size-complex="10.5pt" style:font-style-complex="normal"/>
    </style:style>
    <style:style style:name="P6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rsid="001b9154" officeooo:paragraph-rsid="001b9154" style:font-size-asian="10.5pt" style:font-style-asian="normal" style:font-size-complex="10.5pt" style:font-style-complex="normal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size-complex="10.5pt"/>
    </style:style>
    <style:style style:name="P9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officeooo:paragraph-rsid="001a571a" style:font-size-asian="10.5pt" style:font-size-complex="10.5pt"/>
    </style:style>
    <style:style style:name="P10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2pt" style:text-underline-style="none" fo:font-weight="normal" officeooo:paragraph-rsid="001a571a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/>
    </style:style>
    <style:style style:name="T2" style:family="text">
      <style:text-properties fo:text-transform="uppercase" officeooo:rsid="00072bdd"/>
    </style:style>
    <style:style style:name="T3" style:family="text">
      <style:text-properties fo:text-transform="uppercase" officeooo:rsid="0022c4d6"/>
    </style:style>
    <style:style style:name="T4" style:family="text">
      <style:text-properties fo:text-transform="uppercase" officeooo:rsid="0022cae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5ad24"/>
    </style:style>
    <style:style style:name="T7" style:family="text">
      <style:text-properties style:text-underline-style="none" fo:font-weight="normal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transparent" loext:char-shading-value="0" style:font-weight-asian="normal" style:font-weight-complex="normal"/>
    </style:style>
    <style:style style:name="T10" style:family="text">
      <style:text-properties officeooo:rsid="00072bdd" fo:background-color="transparent" loext:char-shading-value="0" style:font-weight-asian="normal" style:font-weight-complex="normal"/>
    </style:style>
    <style:style style:name="T11" style:family="text">
      <style:text-properties officeooo:rsid="00051fc3" fo:background-color="transparent" loext:char-shading-value="0" style:font-weight-asian="normal" style:font-weight-complex="normal"/>
    </style:style>
    <style:style style:name="T12" style:family="text">
      <style:text-properties officeooo:rsid="0001c069" fo:background-color="transparent" loext:char-shading-value="0" style:font-weight-asian="normal" style:font-weight-complex="normal"/>
    </style:style>
    <style:style style:name="T13" style:family="text">
      <style:text-properties officeooo:rsid="002c940d" fo:background-color="transparent" loext:char-shading-value="0" style:font-weight-asian="normal" style:font-weight-complex="normal"/>
    </style:style>
    <style:style style:name="T14" style:family="text">
      <style:text-properties officeooo:rsid="00304a23" fo:background-color="transparent" loext:char-shading-value="0" style:font-weight-asian="normal" style:font-weight-complex="normal"/>
    </style:style>
    <style:style style:name="T15" style:family="text">
      <style:text-properties officeooo:rsid="0005ad24" fo:background-color="transparent" loext:char-shading-value="0"/>
    </style:style>
    <style:style style:name="T16" style:family="text">
      <style:text-properties fo:font-style="italic" fo:background-color="transparent" loext:char-shading-value="0" style:font-style-asian="italic" style:font-weight-asian="normal" style:font-style-complex="italic" style:font-weight-complex="normal"/>
    </style:style>
    <style:style style:name="T17" style:family="text">
      <style:text-properties fo:font-style="normal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11"><text:span text:style-name="T18">do text</text:span></text:p><text:p text:style-name="P11"><text:span text:style-name="T18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3">ATTESTATION</text:span><text:span text:style-name="T1"> d'affichage </text:span><text:span text:style-name="T2">D</text:span><text:span text:style-name="T4">U RECOURS</text:span></text:p>
      <text:p text:style-name="P2"/>
      <text:p text:style-name="P3"><office:annotation><dc:creator>sde </dc:creator><dc:date>2011-07-27T10:02:17</dc:date><text:p text:style-name="P12"><text:span text:style-name="T22">do text</text:span></text:p><text:p text:style-name="P12"><text:span text:style-name="T22">from document(at=reference, format='odt')</text:span></text:p></office:annotation>Import depuis reference.odt</text:p>
      <text:p text:style-name="P2"/>
      <text:p text:style-name="P2"><office:annotation><dc:creator>Gauthier Bastien</dc:creator><dc:date>2011-02-16T16:12:24</dc:date><text:p text:style-name="P12"><text:span text:style-name="T21">do text if self.hasMultipleApplicants()</text:span>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<text:span text:style-name="T20">do text if self.hasSingleApplicant()</text:span>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7"/>
      <text:p text:style-name="P10"><text:span text:style-name="T10">Le Bourgmestre de </text:span><text:span text:style-name="T10"><text:text-input text:description="">tool.getCityName()</text:text-input></text:span><text:span text:style-name="T9"><text:s/>certifie que </text:span><text:span text:style-name="T10">l</text:span><text:span text:style-name="T14">e recours du demandeur</text:span><text:span text:style-name="T9"> sur </text:span><text:span text:style-name="T10">la demande </text:span><text:span text:style-name="T9">de permis </text:span><text:span text:style-name="T13">d'environnement</text:span><text:span text:style-name="T11">,</text:span><text:span text:style-name="T9"> a été affiché par l</text:span><text:span text:style-name="T12">a Commune de </text:span><text:span text:style-name="T12"><text:text-input text:description="">tool.getCityName()</text:text-input></text:span><text:span text:style-name="T9"><text:s/>à partir du </text:span><text:span text:style-name="T9"><text:text-input text:description="">licence_view.format_date(self.getLastRecourse().getDisplayDate())</text:text-input></text:span><text:span text:style-name="T9"><text:s/></text:span><text:span text:style-name="T17">sur la</text:span><text:span text:style-name="T16"> </text:span><text:span text:style-name="T8">parcelle de terrain où les travaux sont à exécuter ou les actes à accomplir,</text:span><text:span text:style-name="T15"> à 4 endroits proc</text:span><text:span text:style-name="T6">hes du lieu d’exploitation le long d’une voirie carrossable et</text:span> <text:span text:style-name="T6">aux valves de la Commune de </text:span><text:span text:style-name="T6"><text:text-input text:description="">tool.getCityName()</text:text-input></text:span><text:span text:style-name="T6">.</text:span></text:p>
      <text:p text:style-name="P8"/>
      <text:p text:style-name="P9"><text:span text:style-name="T7">Fait à </text:span><text:span text:style-name="T7"><text:text-input text:description="">tool.getCityName()</text:text-input></text:span><text:span text:style-name="T7"><text:s/>le </text:span><text:span text:style-name="T7"><text:date style:data-style-name="N76" text:date-value="2019-05-07T16:11:59.880885025">7 mai 2019</text:date></text:span><text:span text:style-name="T7">.</text:span></text:p>
      <text:p text:style-name="P5"/>
      <text:p text:style-name="P6"><office:annotation><dc:creator>bleybaert</dc:creator><dc:date>2018-07-20T13:49:50</dc:date><loext:sender-initials>ble</loext:sender-initials><text:p text:style-name="P12"><text:span text:style-name="T19">do text</text:span></text:p><text:p text:style-name="P12"><text:span text:style-name="T19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7-20T13:46:32.680258066</meta:creation-date>
    <dc:date>2019-05-07T16:11:59.806366495</dc:date>
    <meta:editing-duration>PT20M8S</meta:editing-duration>
    <meta:editing-cycles>24</meta:editing-cycles>
    <meta:generator>LibreOffice/6.1.5.2$Linux_X86_64 LibreOffice_project/10$Build-2</meta:generator>
    <dc:creator>bleybaert</dc:creator>
    <meta:document-statistic meta:table-count="0" meta:image-count="0" meta:object-count="0" meta:page-count="1" meta:paragraph-count="10" meta:word-count="122" meta:character-count="842" meta:non-whitespace-character-count="751"/>
  </office:meta>
</office:document-meta>
</file>